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style:font-name="Linux Libertine O" officeooo:rsid="00294093" officeooo:paragraph-rsid="002dda6f"/>
    </style:style>
    <style:style style:name="P2" style:family="paragraph" style:parent-style-name="Standard">
      <style:text-properties style:font-name="Linux Libertine O" officeooo:rsid="00294093" officeooo:paragraph-rsid="00294093"/>
    </style:style>
    <style:style style:name="P3" style:family="paragraph" style:parent-style-name="Standard">
      <style:text-properties style:font-name="Linux Libertine O" officeooo:rsid="002dda6f" officeooo:paragraph-rsid="002dda6f"/>
    </style:style>
    <style:style style:name="P4" style:family="paragraph" style:parent-style-name="Standard">
      <style:text-properties style:font-name="Linux Libertine O" officeooo:rsid="002dda6f" officeooo:paragraph-rsid="003b0d45"/>
    </style:style>
    <style:style style:name="P5" style:family="paragraph" style:parent-style-name="Standard">
      <style:text-properties style:font-name="Linux Libertine O" officeooo:rsid="002dda6f" officeooo:paragraph-rsid="00412ee2"/>
    </style:style>
    <style:style style:name="P6" style:family="paragraph" style:parent-style-name="Standard">
      <style:text-properties style:font-name="Linux Libertine O" officeooo:rsid="002dda6f" officeooo:paragraph-rsid="004b2712"/>
    </style:style>
    <style:style style:name="P7" style:family="paragraph" style:parent-style-name="Standard">
      <style:text-properties style:font-name="Linux Libertine O" officeooo:rsid="00412ee2" officeooo:paragraph-rsid="0042aaac"/>
    </style:style>
    <style:style style:name="P8" style:family="paragraph" style:parent-style-name="Standard">
      <style:text-properties style:font-name="Linux Libertine O" officeooo:rsid="004b2712" officeooo:paragraph-rsid="004b2712"/>
    </style:style>
    <style:style style:name="P9" style:family="paragraph" style:parent-style-name="Standard">
      <style:text-properties officeooo:paragraph-rsid="002dda6f"/>
    </style:style>
    <style:style style:name="P10" style:family="paragraph" style:parent-style-name="Standard">
      <style:text-properties officeooo:paragraph-rsid="00412ee2"/>
    </style:style>
    <style:style style:name="P11" style:family="paragraph" style:parent-style-name="Standard">
      <style:text-properties officeooo:paragraph-rsid="0042aaac"/>
    </style:style>
    <style:style style:name="P12" style:family="paragraph" style:parent-style-name="Standard">
      <style:text-properties officeooo:rsid="004baea9" officeooo:paragraph-rsid="004baea9"/>
    </style:style>
    <style:style style:name="P13" style:family="paragraph" style:parent-style-name="Standard">
      <style:text-properties style:font-name="Linux Libertine O" officeooo:rsid="002dda6f" officeooo:paragraph-rsid="00508926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dda6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3465a4" loext:opacity="100%" fo:font-size="14pt" fo:font-weight="bold" officeooo:rsid="002dda6f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72792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2dda6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43cde2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45666c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fo:font-weight="bold" officeooo:rsid="00508926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officeooo:rsid="0030347f"/>
    </style:style>
    <style:style style:name="T12" style:family="text">
      <style:text-properties officeooo:rsid="0030a429"/>
    </style:style>
    <style:style style:name="T13" style:family="text">
      <style:text-properties officeooo:rsid="00320264"/>
    </style:style>
    <style:style style:name="T14" style:family="text">
      <style:text-properties officeooo:rsid="00372792"/>
    </style:style>
    <style:style style:name="T15" style:family="text">
      <style:text-properties style:font-name="Linux Libertine O"/>
    </style:style>
    <style:style style:name="T16" style:family="text">
      <style:text-properties style:font-name="Linux Libertine O" officeooo:rsid="00372792"/>
    </style:style>
    <style:style style:name="T17" style:family="text">
      <style:text-properties style:font-name="Linux Libertine O" officeooo:rsid="002dda6f"/>
    </style:style>
    <style:style style:name="T18" style:family="text">
      <style:text-properties style:font-name="Linux Libertine O" officeooo:rsid="00412ee2"/>
    </style:style>
    <style:style style:name="T19" style:family="text">
      <style:text-properties style:font-name="Linux Libertine O" officeooo:rsid="003ea9fa"/>
    </style:style>
    <style:style style:name="T20" style:family="text">
      <style:text-properties style:font-name="Linux Libertine O" officeooo:rsid="003f0632"/>
    </style:style>
    <style:style style:name="T21" style:family="text">
      <style:text-properties style:font-name="Linux Libertine O" officeooo:rsid="0042aaac"/>
    </style:style>
    <style:style style:name="T22" style:family="text">
      <style:text-properties style:font-name="Linux Libertine O" officeooo:rsid="0048c4ab"/>
    </style:style>
    <style:style style:name="T23" style:family="text">
      <style:text-properties style:font-name="Linux Libertine O" officeooo:rsid="0048d8ee"/>
    </style:style>
    <style:style style:name="T24" style:family="text">
      <style:text-properties style:font-name="Linux Libertine O" officeooo:rsid="004b2712"/>
    </style:style>
    <style:style style:name="T25" style:family="text">
      <style:text-properties officeooo:rsid="003917da"/>
    </style:style>
    <style:style style:name="T26" style:family="text">
      <style:text-properties officeooo:rsid="0039d176"/>
    </style:style>
    <style:style style:name="T27" style:family="text">
      <style:text-properties officeooo:rsid="003b0d45"/>
    </style:style>
    <style:style style:name="T28" style:family="text">
      <style:text-properties officeooo:rsid="003caa37"/>
    </style:style>
    <style:style style:name="T29" style:family="text">
      <style:text-properties officeooo:rsid="003d9c09"/>
    </style:style>
    <style:style style:name="T30" style:family="text">
      <style:text-properties officeooo:rsid="00412ee2"/>
    </style:style>
    <style:style style:name="T31" style:family="text">
      <style:text-properties fo:font-weight="normal" officeooo:rsid="00412ee2" style:font-weight-asian="normal" style:font-weight-complex="normal"/>
    </style:style>
    <style:style style:name="T32" style:family="text">
      <style:text-properties officeooo:rsid="00457a57"/>
    </style:style>
    <style:style style:name="T33" style:family="text">
      <style:text-properties officeooo:rsid="004709b6"/>
    </style:style>
    <style:style style:name="T34" style:family="text">
      <style:text-properties officeooo:rsid="0048c4ab"/>
    </style:style>
    <style:style style:name="T35" style:family="text">
      <style:text-properties officeooo:rsid="0048d8ee"/>
    </style:style>
    <style:style style:name="T36" style:family="text">
      <style:text-properties officeooo:rsid="004b2712"/>
    </style:style>
    <style:style style:name="T37" style:family="text">
      <style:text-properties officeooo:rsid="004baea9"/>
    </style:style>
    <style:style style:name="T38" style:family="text">
      <style:text-properties officeooo:rsid="004dbc5c"/>
    </style:style>
    <style:style style:name="T39" style:family="text">
      <style:text-properties officeooo:rsid="004ee8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Chicken </text:span><text:span text:style-name="T10">or lamb</text:span><text:span text:style-name="T7"> Pasander</text:span><text:span text:style-name="T5"> (</text:span><text:span text:style-name="T6">4</text:span><text:span text:style-name="T5"> portions; </text:span><text:span text:style-name="T8">50 min</text:span><text:span text:style-name="T9">utes</text:span><text:span text:style-name="T5">)</text:span></text:h>
      <text:p text:style-name="P13"><text:span text:style-name="T25">Can serve with naan as well as rice.</text:span></text:p>
      <text:p text:style-name="P13"><text:span text:style-name="T38">Flavour improves with reheating, tastiest if made the day before </text:span><text:span text:style-name="T39">serving</text:span><text:span text:style-name="T38">.</text:span></text:p>
      <text:p text:style-name="P3"/>
      <text:p text:style-name="Heading"><text:span text:style-name="T1">For the </text:span><text:span text:style-name="T2">spices</text:span></text:p>
      <text:p text:style-name="P3">2 <text:span text:style-name="T28">heaped </text:span>tbsp butter, <text:span text:style-name="T35">or a mix of butter and olive oil</text:span></text:p>
      <text:p text:style-name="P3"/>
      <text:p text:style-name="P5">3-4 cloves garlic <text:span text:style-name="T30">(</text:span><text:span text:style-name="T35">2</text:span><text:span text:style-name="T30"> frozen</text:span><text:span text:style-name="T31"> block</text:span><text:span text:style-name="T30">)</text:span></text:p>
      <text:p text:style-name="P10"><text:span text:style-name="T17">1 inch cube fresh ginger </text:span><text:span text:style-name="T18">or more</text:span><text:span text:style-name="T17"> (</text:span><text:span text:style-name="T23">3</text:span><text:span text:style-name="T18">+ frozen block</text:span><text:span text:style-name="T17">)</text:span></text:p>
      <text:p text:style-name="P3"/>
      <text:p text:style-name="P3"><text:span text:style-name="T32">2</text:span> <text:span text:style-name="T36">rounded </text:span>tsp cinnamon</text:p>
      <text:p text:style-name="P6"><text:span text:style-name="T32">2</text:span> <text:span text:style-name="T36">rounded </text:span>tsp turmeric</text:p>
      <text:p text:style-name="P6"><text:span text:style-name="T34">1</text:span> <text:span text:style-name="T36">rounded </text:span>tsp hot chilli powder <text:span text:style-name="T30">(</text:span><text:span text:style-name="T34">mild-medium</text:span><text:span text:style-name="T30">)</text:span></text:p>
      <text:p text:style-name="P6">1 <text:span text:style-name="T36">rounded </text:span>tsp nutmeg</text:p>
      <text:p text:style-name="P6">1 <text:span text:style-name="T36">rounded </text:span>tsp paprika</text:p>
      <text:p text:style-name="P8">1 flat tsp black pepper</text:p>
      <text:p text:style-name="P3"/>
      <text:p text:style-name="P3"/>
      <text:p text:style-name="P11"><text:span text:style-name="T17">Chop ginger and garlic </text:span><text:span text:style-name="T19">(or melt in pan on low heat if using frozen </text:span><text:span text:style-name="T18">blocks</text:span><text:span text:style-name="T19">)</text:span><text:span text:style-name="T17">.<text:line-break/></text:span></text:p>
      <text:p text:style-name="P11"><text:span text:style-name="T17">Melt butter on low heat </text:span><text:span text:style-name="T18">and </text:span><text:span text:style-name="T20">add all the </text:span><text:span text:style-name="T18">listed</text:span><text:span text:style-name="T20"> </text:span><text:span text:style-name="T18">ingredients</text:span><text:span text:style-name="T17">. </text:span><text:span text:style-name="T18">It should form a gloopy paste, add more butter/</text:span><text:span text:style-name="T24">oil</text:span><text:span text:style-name="T18"> if it’s too thick or doughy.</text:span></text:p>
      <text:p text:style-name="P7"/>
      <text:p text:style-name="P11"><text:span text:style-name="T18">F</text:span><text:span text:style-name="T17">ry for </text:span><text:span text:style-name="T21">about </text:span><text:span text:style-name="T18">1</text:span><text:span text:style-name="T17"> minute. </text:span><text:span text:style-name="T21">Turn off the heat if you’re not ready to add the meat to the pan to prevent the spices burning.</text:span></text:p>
      <text:p text:style-name="P2"/>
      <text:p text:style-name="P2"/>
      <text:p text:style-name="P1"><text:span text:style-name="T3">For the </text:span><text:span text:style-name="T4">sauce</text:span></text:p>
      <text:p text:style-name="P3">~300g lamb neck fillet or <text:span text:style-name="T33">~</text:span>400g chicken</text:p>
      <text:p text:style-name="P3"/>
      <text:p text:style-name="P3"><text:span text:style-name="T13">140-</text:span>150g tomato puree (<text:span text:style-name="T34">about </text:span>1 tiny tin, <text:span text:style-name="T34">top up to taste</text:span>)</text:p>
      <text:p text:style-name="P3">100g creamed coconut block</text:p>
      <text:p text:style-name="P3"><text:span text:style-name="T30">7</text:span><text:span text:style-name="T29">0</text:span>0ml hot water</text:p>
      <text:p text:style-name="P9"><text:span text:style-name="T16">1</text:span><text:span text:style-name="T22">2</text:span><text:span text:style-name="T16">0g</text:span><text:span text:style-name="T17"> raisins or sultanas</text:span></text:p>
      <text:p text:style-name="P9"><text:span text:style-name="T22">100</text:span><text:span text:style-name="T16">g</text:span><text:span text:style-name="T17"> flaked almonds </text:span><text:span text:style-name="T16">(or a bit more if you want)</text:span></text:p>
      <text:p text:style-name="P12"><text:span text:style-name="T16">3</text:span><text:span text:style-name="T15">00g cherry tomatoes</text:span></text:p>
      <text:p text:style-name="P3"/>
      <text:p text:style-name="P3"/>
      <text:p text:style-name="P4">Chop <text:span text:style-name="T27">the meat </text:span>across the grain of the fillet<text:span text:style-name="T27">. If using chicken, add some salt.</text:span> <text:span text:style-name="T27">A</text:span>dd the meat to the spices <text:span text:style-name="T27">in the pan and c</text:span>ook until sealed. <text:span text:style-name="T26">Boil the kettle.</text:span></text:p>
      <text:p text:style-name="P3"/>
      <text:p text:style-name="P3"><text:span text:style-name="T11">Roughly chop the creamed coconut and add to the pan. </text:span>Add all the other ingredients <text:span text:style-name="T37">(leave the tomatoes whole)</text:span> <text:span text:style-name="T12">and mix well</text:span>. <text:span text:style-name="T28">Cover and s</text:span>immer for about 30 minutes, <text:span text:style-name="T12">stirring occasionally </text:span><text:span text:style-name="T14">(including unsticking anything from the bottom of the pan)</text:span>. <text:span text:style-name="T25">Top up with water if needed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06-22T22:13:40.378607930</dc:date>
    <meta:editing-duration>PT1H35M32S</meta:editing-duration>
    <meta:editing-cycles>56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274" meta:character-count="1467" meta:non-whitespace-character-count="1218"/>
  </office:meta>
</office:document-meta>
</file>